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svg:stroke-color="#000000" draw:fill-color="#000000" draw:textarea-vertical-align="middle" loext:decorative="false"/>
    </style:style>
    <style:style style:name="gr3" style:family="graphic" style:parent-style-name="objectwithoutfill">
      <style:graphic-properties svg:stroke-width="0.025cm" svg:stroke-color="#000000" draw:marker-start-width="0.237cm" draw:marker-end-width="0.237cm" draw:fill="solid" draw:fill-color="#000000" draw:textarea-vertical-align="middle" fo:padding-top="0.137cm" fo:padding-bottom="0.137cm" fo:padding-left="0.262cm" fo:padding-right="0.262cm" loext:decorative="fals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ellipse draw:style-name="gr2" draw:text-style-name="P1" draw:layer="layout" svg:width="0.946cm" svg:height="0.396cm" svg:x="2.633cm" svg:y="7.271cm" draw:kind="arc" draw:start-angle="174.83" draw:end-angle="2.81">
            <text:p/>
          </draw:ellipse>
          <draw:ellipse draw:style-name="gr2" draw:text-style-name="P1" draw:layer="layout" svg:width="0.946cm" svg:height="0.396cm" svg:x="2.633cm" svg:y="7.25cm" draw:kind="arc" draw:start-angle="174.83" draw:end-angle="2.81">
            <text:p/>
          </draw:ellipse>
          <draw:ellipse draw:style-name="gr2" draw:text-style-name="P1" draw:layer="layout" svg:width="0.025cm" svg:height="0.041cm" draw:transform="skewX (-0.328994564000931) rotate (1.10706234454) translate (2.633cm 7.504cm)" draw:kind="arc" draw:start-angle="63.37" draw:end-angle="119.22">
            <text:p/>
          </draw:ellipse>
          <draw:ellipse draw:style-name="gr2" draw:text-style-name="P1" draw:layer="layout" svg:width="0.035cm" svg:height="0.044cm" draw:transform="skewX (-0.0905825881785057) rotate (1.28473686239303) translate (2.654cm 7.541cm)" draw:kind="arc" draw:start-angle="63.37" draw:end-angle="119.22">
            <text:p/>
          </draw:ellipse>
          <draw:ellipse draw:style-name="gr2" draw:text-style-name="P1" draw:layer="layout" svg:width="0.035cm" svg:height="0.044cm" draw:transform="skewX (-0.0905825881785057) rotate (1.28473686239303) translate (2.669cm 7.558cm)" draw:kind="arc" draw:start-angle="63.37" draw:end-angle="119.22">
            <text:p/>
          </draw:ellipse>
          <draw:ellipse draw:style-name="gr2" draw:text-style-name="P1" draw:layer="layout" svg:width="0.046cm" svg:height="0.044cm" draw:transform="rotate (1.33098808757088) translate (2.698cm 7.585cm)" draw:kind="arc" draw:start-angle="63.37" draw:end-angle="119.22">
            <text:p/>
          </draw:ellipse>
          <draw:ellipse draw:style-name="gr2" draw:text-style-name="P1" draw:layer="layout" svg:width="0.046cm" svg:height="0.044cm" draw:transform="skewX (0.0226892802759263) rotate (1.35210657152001) translate (2.735cm 7.606cm)" draw:kind="arc" draw:start-angle="63.37" draw:end-angle="119.22">
            <text:p/>
          </draw:ellipse>
          <draw:ellipse draw:style-name="gr2" draw:text-style-name="P1" draw:layer="layout" svg:width="0.047cm" svg:height="0.045cm" draw:transform="skewX (-0.0221656815003279) rotate (1.33604954240166) translate (2.779cm 7.626cm)" draw:kind="arc" draw:start-angle="63.37" draw:end-angle="119.22">
            <text:p/>
          </draw:ellipse>
          <draw:circle draw:style-name="gr2" draw:text-style-name="P1" draw:layer="layout" svg:width="0.046cm" svg:height="0.045cm" draw:transform="rotate (1.33098808757088) translate (2.822cm 7.64cm)" draw:kind="arc" draw:start-angle="63.37" draw:end-angle="119.22">
            <text:p/>
          </draw:circle>
          <draw:circle draw:style-name="gr2" draw:text-style-name="P1" draw:layer="layout" svg:width="0.045cm" svg:height="0.045cm" draw:transform="skewX (0.044331363000656) rotate (1.34739418253962) translate (2.865cm 7.652cm)" draw:kind="arc" draw:start-angle="63.37" draw:end-angle="119.22">
            <text:p/>
          </draw:circle>
          <draw:ellipse draw:style-name="gr2" draw:text-style-name="P1" draw:layer="layout" svg:width="0.045cm" svg:height="0.044cm" draw:transform="skewX (0.0226892802759263) rotate (1.34739418253962) translate (2.928cm 7.664cm)" draw:kind="arc" draw:start-angle="63.37" draw:end-angle="119.22">
            <text:p/>
          </draw:ellipse>
          <draw:ellipse draw:style-name="gr2" draw:text-style-name="P1" draw:layer="layout" svg:width="0.047cm" svg:height="0.044cm" draw:transform="skewX (0.0226892802759263) rotate (1.35681896050039) translate (2.995cm 7.673cm)" draw:kind="arc" draw:start-angle="63.37" draw:end-angle="119.22">
            <text:p/>
          </draw:ellipse>
          <draw:ellipse draw:style-name="gr2" draw:text-style-name="P1" draw:layer="layout" svg:width="0.045cm" svg:height="0.044cm" draw:transform="rotate (1.32575209981489) translate (3.06cm 7.676cm)" draw:kind="arc" draw:start-angle="63.37" draw:end-angle="119.22">
            <text:p/>
          </draw:ellipse>
          <draw:circle draw:style-name="gr2" draw:text-style-name="P1" draw:layer="layout" svg:width="0.046cm" svg:height="0.045cm" draw:transform="rotate (1.33098808757088) translate (3.124cm 7.677cm)" draw:kind="arc" draw:start-angle="63.37" draw:end-angle="119.22">
            <text:p/>
          </draw:circle>
          <draw:ellipse draw:style-name="gr2" draw:text-style-name="P1" draw:layer="layout" svg:width="0.046cm" svg:height="0.044cm" draw:transform="skewX (0.0226892802759263) rotate (1.35210657152001) translate (3.189cm 7.675cm)" draw:kind="arc" draw:start-angle="63.37" draw:end-angle="119.22">
            <text:p/>
          </draw:ellipse>
          <draw:ellipse draw:style-name="gr2" draw:text-style-name="P1" draw:layer="layout" svg:width="0.046cm" svg:height="0.044cm" draw:transform="skewX (0.0226892802759263) rotate (1.35210657152001) translate (3.253cm 7.667cm)" draw:kind="arc" draw:start-angle="63.37" draw:end-angle="119.22">
            <text:p/>
          </draw:ellipse>
          <draw:ellipse draw:style-name="gr2" draw:text-style-name="P1" draw:layer="layout" svg:width="0.046cm" svg:height="0.044cm" draw:transform="skewX (0.0226892802759263) rotate (1.35210657152001) translate (3.297cm 7.66cm)" draw:kind="arc" draw:start-angle="63.37" draw:end-angle="119.22">
            <text:p/>
          </draw:ellipse>
          <draw:circle draw:style-name="gr2" draw:text-style-name="P1" draw:layer="layout" svg:width="0.046cm" svg:height="0.045cm" draw:transform="rotate (1.33098808757088) translate (3.34cm 7.65cm)" draw:kind="arc" draw:start-angle="63.37" draw:end-angle="119.22">
            <text:p/>
          </draw:circle>
          <draw:ellipse draw:style-name="gr2" draw:text-style-name="P1" draw:layer="layout" svg:width="0.045cm" svg:height="0.044cm" draw:transform="rotate (1.32575209981489) translate (3.382cm 7.638cm)" draw:kind="arc" draw:start-angle="63.37" draw:end-angle="119.22">
            <text:p/>
          </draw:ellipse>
          <draw:ellipse draw:style-name="gr2" draw:text-style-name="P1" draw:layer="layout" svg:width="0.05cm" svg:height="0.038cm" draw:transform="skewX (-0.329692695701729) rotate (1.36955986403995) translate (3.44cm 7.619cm)" draw:kind="arc" draw:start-angle="63.37" draw:end-angle="119.22">
            <text:p/>
          </draw:ellipse>
          <draw:ellipse draw:style-name="gr2" draw:text-style-name="P1" draw:layer="layout" svg:width="0.05cm" svg:height="0.038cm" draw:transform="skewX (-0.329692695701729) rotate (1.36955986403995) translate (3.483cm 7.598cm)" draw:kind="arc" draw:start-angle="63.37" draw:end-angle="119.22">
            <text:p/>
          </draw:ellipse>
          <draw:ellipse draw:style-name="gr2" draw:text-style-name="P1" draw:layer="layout" svg:width="0.055cm" svg:height="0.03cm" draw:transform="skewX (-0.785398163397448) rotate (1.42366507085177) translate (3.527cm 7.572cm)" draw:kind="arc" draw:start-angle="63.37" draw:end-angle="119.22">
            <text:p/>
          </draw:ellipse>
        </draw:g>
        <draw:line draw:style-name="gr3" draw:text-style-name="P2" draw:layer="layout" svg:x1="3.11cm" svg:y1="7.667cm" svg:x2="3.111cm" svg:y2="9.017cm">
          <text:p/>
        </draw:line>
        <draw:g draw:style-name="gr1">
          <draw:ellipse draw:style-name="gr2" draw:text-style-name="P1" draw:layer="layout" svg:width="0.946cm" svg:height="0.396cm" svg:x="4.133cm" svg:y="7.278cm" draw:kind="arc" draw:start-angle="174.83" draw:end-angle="2.81">
            <text:p/>
          </draw:ellipse>
          <draw:ellipse draw:style-name="gr2" draw:text-style-name="P1" draw:layer="layout" svg:width="0.946cm" svg:height="0.396cm" svg:x="4.133cm" svg:y="7.257cm" draw:kind="arc" draw:start-angle="174.83" draw:end-angle="2.81">
            <text:p/>
          </draw:ellipse>
          <draw:ellipse draw:style-name="gr2" draw:text-style-name="P1" draw:layer="layout" svg:width="0.025cm" svg:height="0.041cm" draw:transform="skewX (-0.328994564000931) rotate (1.10706234454) translate (4.133cm 7.511cm)" draw:kind="arc" draw:start-angle="63.37" draw:end-angle="119.22">
            <text:p/>
          </draw:ellipse>
          <draw:ellipse draw:style-name="gr2" draw:text-style-name="P1" draw:layer="layout" svg:width="0.035cm" svg:height="0.044cm" draw:transform="skewX (-0.0905825881785057) rotate (1.28473686239303) translate (4.154cm 7.548cm)" draw:kind="arc" draw:start-angle="63.37" draw:end-angle="119.22">
            <text:p/>
          </draw:ellipse>
          <draw:ellipse draw:style-name="gr2" draw:text-style-name="P1" draw:layer="layout" svg:width="0.035cm" svg:height="0.044cm" draw:transform="skewX (-0.0905825881785057) rotate (1.28473686239303) translate (4.169cm 7.565cm)" draw:kind="arc" draw:start-angle="63.37" draw:end-angle="119.22">
            <text:p/>
          </draw:ellipse>
          <draw:ellipse draw:style-name="gr2" draw:text-style-name="P1" draw:layer="layout" svg:width="0.046cm" svg:height="0.044cm" draw:transform="rotate (1.33098808757088) translate (4.198cm 7.592cm)" draw:kind="arc" draw:start-angle="63.37" draw:end-angle="119.22">
            <text:p/>
          </draw:ellipse>
          <draw:ellipse draw:style-name="gr2" draw:text-style-name="P1" draw:layer="layout" svg:width="0.046cm" svg:height="0.044cm" draw:transform="skewX (0.0226892802759263) rotate (1.35210657152001) translate (4.235cm 7.613cm)" draw:kind="arc" draw:start-angle="63.37" draw:end-angle="119.22">
            <text:p/>
          </draw:ellipse>
          <draw:ellipse draw:style-name="gr2" draw:text-style-name="P1" draw:layer="layout" svg:width="0.047cm" svg:height="0.045cm" draw:transform="skewX (-0.0221656815003279) rotate (1.33604954240166) translate (4.279cm 7.633cm)" draw:kind="arc" draw:start-angle="63.37" draw:end-angle="119.22">
            <text:p/>
          </draw:ellipse>
          <draw:circle draw:style-name="gr2" draw:text-style-name="P1" draw:layer="layout" svg:width="0.046cm" svg:height="0.045cm" draw:transform="rotate (1.33098808757088) translate (4.322cm 7.647cm)" draw:kind="arc" draw:start-angle="63.37" draw:end-angle="119.22">
            <text:p/>
          </draw:circle>
          <draw:circle draw:style-name="gr2" draw:text-style-name="P1" draw:layer="layout" svg:width="0.045cm" svg:height="0.045cm" draw:transform="skewX (0.044331363000656) rotate (1.34739418253962) translate (4.365cm 7.659cm)" draw:kind="arc" draw:start-angle="63.37" draw:end-angle="119.22">
            <text:p/>
          </draw:circle>
          <draw:ellipse draw:style-name="gr2" draw:text-style-name="P1" draw:layer="layout" svg:width="0.045cm" svg:height="0.044cm" draw:transform="skewX (0.0226892802759263) rotate (1.34739418253962) translate (4.428cm 7.671cm)" draw:kind="arc" draw:start-angle="63.37" draw:end-angle="119.22">
            <text:p/>
          </draw:ellipse>
          <draw:ellipse draw:style-name="gr2" draw:text-style-name="P1" draw:layer="layout" svg:width="0.047cm" svg:height="0.044cm" draw:transform="skewX (0.0226892802759263) rotate (1.35681896050039) translate (4.495cm 7.68cm)" draw:kind="arc" draw:start-angle="63.37" draw:end-angle="119.22">
            <text:p/>
          </draw:ellipse>
          <draw:ellipse draw:style-name="gr2" draw:text-style-name="P1" draw:layer="layout" svg:width="0.045cm" svg:height="0.044cm" draw:transform="rotate (1.32575209981489) translate (4.56cm 7.683cm)" draw:kind="arc" draw:start-angle="63.37" draw:end-angle="119.22">
            <text:p/>
          </draw:ellipse>
          <draw:circle draw:style-name="gr2" draw:text-style-name="P1" draw:layer="layout" svg:width="0.046cm" svg:height="0.045cm" draw:transform="rotate (1.33098808757088) translate (4.624cm 7.684cm)" draw:kind="arc" draw:start-angle="63.37" draw:end-angle="119.22">
            <text:p/>
          </draw:circle>
          <draw:ellipse draw:style-name="gr2" draw:text-style-name="P1" draw:layer="layout" svg:width="0.046cm" svg:height="0.044cm" draw:transform="skewX (0.0226892802759263) rotate (1.35210657152001) translate (4.689cm 7.682cm)" draw:kind="arc" draw:start-angle="63.37" draw:end-angle="119.22">
            <text:p/>
          </draw:ellipse>
          <draw:ellipse draw:style-name="gr2" draw:text-style-name="P1" draw:layer="layout" svg:width="0.046cm" svg:height="0.044cm" draw:transform="skewX (0.0226892802759263) rotate (1.35210657152001) translate (4.753cm 7.674cm)" draw:kind="arc" draw:start-angle="63.37" draw:end-angle="119.22">
            <text:p/>
          </draw:ellipse>
          <draw:ellipse draw:style-name="gr2" draw:text-style-name="P1" draw:layer="layout" svg:width="0.046cm" svg:height="0.044cm" draw:transform="skewX (0.0226892802759263) rotate (1.35210657152001) translate (4.797cm 7.667cm)" draw:kind="arc" draw:start-angle="63.37" draw:end-angle="119.22">
            <text:p/>
          </draw:ellipse>
          <draw:circle draw:style-name="gr2" draw:text-style-name="P1" draw:layer="layout" svg:width="0.046cm" svg:height="0.045cm" draw:transform="rotate (1.33098808757088) translate (4.84cm 7.657cm)" draw:kind="arc" draw:start-angle="63.37" draw:end-angle="119.22">
            <text:p/>
          </draw:circle>
          <draw:ellipse draw:style-name="gr2" draw:text-style-name="P1" draw:layer="layout" svg:width="0.045cm" svg:height="0.044cm" draw:transform="rotate (1.32575209981489) translate (4.882cm 7.645cm)" draw:kind="arc" draw:start-angle="63.37" draw:end-angle="119.22">
            <text:p/>
          </draw:ellipse>
          <draw:ellipse draw:style-name="gr2" draw:text-style-name="P1" draw:layer="layout" svg:width="0.05cm" svg:height="0.038cm" draw:transform="skewX (-0.329692695701729) rotate (1.36955986403995) translate (4.94cm 7.626cm)" draw:kind="arc" draw:start-angle="63.37" draw:end-angle="119.22">
            <text:p/>
          </draw:ellipse>
          <draw:ellipse draw:style-name="gr2" draw:text-style-name="P1" draw:layer="layout" svg:width="0.05cm" svg:height="0.038cm" draw:transform="skewX (-0.329692695701729) rotate (1.36955986403995) translate (4.983cm 7.605cm)" draw:kind="arc" draw:start-angle="63.37" draw:end-angle="119.22">
            <text:p/>
          </draw:ellipse>
          <draw:ellipse draw:style-name="gr2" draw:text-style-name="P1" draw:layer="layout" svg:width="0.055cm" svg:height="0.03cm" draw:transform="skewX (-0.785398163397448) rotate (1.42366507085177) translate (5.027cm 7.579cm)" draw:kind="arc" draw:start-angle="63.37" draw:end-angle="119.22">
            <text:p/>
          </draw:ellipse>
        </draw:g>
        <draw:line draw:style-name="gr3" draw:text-style-name="P2" draw:layer="layout" svg:x1="4.61cm" svg:y1="7.674cm" svg:x2="4.611cm" svg:y2="9.024cm">
          <text:p/>
        </draw:line>
        <draw:custom-shape draw:style-name="gr4" draw:text-style-name="P1" draw:layer="layout" svg:width="0.076cm" svg:height="0.025cm" svg:x="4.571cm" svg:y="8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87cm" svg:height="0.962cm" svg:x="3.41cm" svg:y="7.885cm">
          <draw:text-box>
            <text:p>+</text:p>
          </draw:text-box>
        </draw:frame>
        <draw:g draw:style-name="gr1">
          <draw:ellipse draw:style-name="gr2" draw:text-style-name="P1" draw:layer="layout" svg:width="0.946cm" svg:height="0.396cm" svg:x="6.833cm" svg:y="7.285cm" draw:kind="arc" draw:start-angle="174.83" draw:end-angle="2.81">
            <text:p/>
          </draw:ellipse>
          <draw:ellipse draw:style-name="gr2" draw:text-style-name="P1" draw:layer="layout" svg:width="0.946cm" svg:height="0.396cm" svg:x="6.833cm" svg:y="7.264cm" draw:kind="arc" draw:start-angle="174.83" draw:end-angle="2.81">
            <text:p/>
          </draw:ellipse>
          <draw:ellipse draw:style-name="gr2" draw:text-style-name="P1" draw:layer="layout" svg:width="0.025cm" svg:height="0.041cm" draw:transform="skewX (-0.328994564000931) rotate (1.10706234454) translate (6.833cm 7.518cm)" draw:kind="arc" draw:start-angle="63.37" draw:end-angle="119.22">
            <text:p/>
          </draw:ellipse>
          <draw:ellipse draw:style-name="gr2" draw:text-style-name="P1" draw:layer="layout" svg:width="0.035cm" svg:height="0.044cm" draw:transform="skewX (-0.0905825881785057) rotate (1.28473686239303) translate (6.854cm 7.555cm)" draw:kind="arc" draw:start-angle="63.37" draw:end-angle="119.22">
            <text:p/>
          </draw:ellipse>
          <draw:ellipse draw:style-name="gr2" draw:text-style-name="P1" draw:layer="layout" svg:width="0.035cm" svg:height="0.044cm" draw:transform="skewX (-0.0905825881785057) rotate (1.28473686239303) translate (6.869cm 7.572cm)" draw:kind="arc" draw:start-angle="63.37" draw:end-angle="119.22">
            <text:p/>
          </draw:ellipse>
          <draw:ellipse draw:style-name="gr2" draw:text-style-name="P1" draw:layer="layout" svg:width="0.046cm" svg:height="0.044cm" draw:transform="rotate (1.33098808757088) translate (6.898cm 7.599cm)" draw:kind="arc" draw:start-angle="63.37" draw:end-angle="119.22">
            <text:p/>
          </draw:ellipse>
          <draw:ellipse draw:style-name="gr2" draw:text-style-name="P1" draw:layer="layout" svg:width="0.046cm" svg:height="0.044cm" draw:transform="skewX (0.0226892802759263) rotate (1.35210657152001) translate (6.935cm 7.62cm)" draw:kind="arc" draw:start-angle="63.37" draw:end-angle="119.22">
            <text:p/>
          </draw:ellipse>
          <draw:ellipse draw:style-name="gr2" draw:text-style-name="P1" draw:layer="layout" svg:width="0.047cm" svg:height="0.045cm" draw:transform="skewX (-0.0221656815003279) rotate (1.33604954240166) translate (6.979cm 7.64cm)" draw:kind="arc" draw:start-angle="63.37" draw:end-angle="119.22">
            <text:p/>
          </draw:ellipse>
          <draw:circle draw:style-name="gr2" draw:text-style-name="P1" draw:layer="layout" svg:width="0.046cm" svg:height="0.045cm" draw:transform="rotate (1.33098808757088) translate (7.022cm 7.654cm)" draw:kind="arc" draw:start-angle="63.37" draw:end-angle="119.22">
            <text:p/>
          </draw:circle>
          <draw:circle draw:style-name="gr2" draw:text-style-name="P1" draw:layer="layout" svg:width="0.045cm" svg:height="0.045cm" draw:transform="skewX (0.044331363000656) rotate (1.34739418253962) translate (7.065cm 7.666cm)" draw:kind="arc" draw:start-angle="63.37" draw:end-angle="119.22">
            <text:p/>
          </draw:circle>
          <draw:ellipse draw:style-name="gr2" draw:text-style-name="P1" draw:layer="layout" svg:width="0.045cm" svg:height="0.044cm" draw:transform="skewX (0.0226892802759263) rotate (1.34739418253962) translate (7.128cm 7.678cm)" draw:kind="arc" draw:start-angle="63.37" draw:end-angle="119.22">
            <text:p/>
          </draw:ellipse>
          <draw:ellipse draw:style-name="gr2" draw:text-style-name="P1" draw:layer="layout" svg:width="0.047cm" svg:height="0.044cm" draw:transform="skewX (0.0226892802759263) rotate (1.35681896050039) translate (7.195cm 7.687cm)" draw:kind="arc" draw:start-angle="63.37" draw:end-angle="119.22">
            <text:p/>
          </draw:ellipse>
          <draw:ellipse draw:style-name="gr2" draw:text-style-name="P1" draw:layer="layout" svg:width="0.045cm" svg:height="0.044cm" draw:transform="rotate (1.32575209981489) translate (7.26cm 7.69cm)" draw:kind="arc" draw:start-angle="63.37" draw:end-angle="119.22">
            <text:p/>
          </draw:ellipse>
          <draw:circle draw:style-name="gr2" draw:text-style-name="P1" draw:layer="layout" svg:width="0.046cm" svg:height="0.045cm" draw:transform="rotate (1.33098808757088) translate (7.324cm 7.691cm)" draw:kind="arc" draw:start-angle="63.37" draw:end-angle="119.22">
            <text:p/>
          </draw:circle>
          <draw:ellipse draw:style-name="gr2" draw:text-style-name="P1" draw:layer="layout" svg:width="0.046cm" svg:height="0.044cm" draw:transform="skewX (0.0226892802759263) rotate (1.35210657152001) translate (7.389cm 7.689cm)" draw:kind="arc" draw:start-angle="63.37" draw:end-angle="119.22">
            <text:p/>
          </draw:ellipse>
          <draw:ellipse draw:style-name="gr2" draw:text-style-name="P1" draw:layer="layout" svg:width="0.046cm" svg:height="0.044cm" draw:transform="skewX (0.0226892802759263) rotate (1.35210657152001) translate (7.453cm 7.681cm)" draw:kind="arc" draw:start-angle="63.37" draw:end-angle="119.22">
            <text:p/>
          </draw:ellipse>
          <draw:ellipse draw:style-name="gr2" draw:text-style-name="P1" draw:layer="layout" svg:width="0.046cm" svg:height="0.044cm" draw:transform="skewX (0.0226892802759263) rotate (1.35210657152001) translate (7.497cm 7.674cm)" draw:kind="arc" draw:start-angle="63.37" draw:end-angle="119.22">
            <text:p/>
          </draw:ellipse>
          <draw:circle draw:style-name="gr2" draw:text-style-name="P1" draw:layer="layout" svg:width="0.046cm" svg:height="0.045cm" draw:transform="rotate (1.33098808757088) translate (7.54cm 7.664cm)" draw:kind="arc" draw:start-angle="63.37" draw:end-angle="119.22">
            <text:p/>
          </draw:circle>
          <draw:ellipse draw:style-name="gr2" draw:text-style-name="P1" draw:layer="layout" svg:width="0.045cm" svg:height="0.044cm" draw:transform="rotate (1.32575209981489) translate (7.582cm 7.652cm)" draw:kind="arc" draw:start-angle="63.37" draw:end-angle="119.22">
            <text:p/>
          </draw:ellipse>
          <draw:ellipse draw:style-name="gr2" draw:text-style-name="P1" draw:layer="layout" svg:width="0.05cm" svg:height="0.038cm" draw:transform="skewX (-0.329692695701729) rotate (1.36955986403995) translate (7.64cm 7.633cm)" draw:kind="arc" draw:start-angle="63.37" draw:end-angle="119.22">
            <text:p/>
          </draw:ellipse>
          <draw:ellipse draw:style-name="gr2" draw:text-style-name="P1" draw:layer="layout" svg:width="0.05cm" svg:height="0.038cm" draw:transform="skewX (-0.329692695701729) rotate (1.36955986403995) translate (7.683cm 7.612cm)" draw:kind="arc" draw:start-angle="63.37" draw:end-angle="119.22">
            <text:p/>
          </draw:ellipse>
          <draw:ellipse draw:style-name="gr2" draw:text-style-name="P1" draw:layer="layout" svg:width="0.055cm" svg:height="0.03cm" draw:transform="skewX (-0.785398163397448) rotate (1.42366507085177) translate (7.727cm 7.586cm)" draw:kind="arc" draw:start-angle="63.37" draw:end-angle="119.22">
            <text:p/>
          </draw:ellipse>
        </draw:g>
        <draw:line draw:style-name="gr3" draw:text-style-name="P2" draw:layer="layout" svg:x1="7.31cm" svg:y1="7.681cm" svg:x2="7.311cm" svg:y2="9.031cm">
          <text:p/>
        </draw:line>
        <draw:custom-shape draw:style-name="gr4" draw:text-style-name="P1" draw:layer="layout" svg:width="0.076cm" svg:height="0.025cm" svg:x="7.271cm" svg:y="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4:07:22.087484180</meta:creation-date>
    <dc:date>2024-03-05T17:13:32.916373022</dc:date>
    <meta:editing-duration>PT1H51M39S</meta:editing-duration>
    <meta:editing-cycles>12</meta:editing-cycles>
    <meta:generator>LibreOffice/24.2.0.3$Linux_X86_64 LibreOffice_project/420$Build-3</meta:generator>
    <dc:description>This file was made with LibreOffice and can be redistributed and used according to GPL 3.0 or later.

History Tracers</dc:description>
    <dc:title>Andes Quipu</dc:title>
    <meta:document-statistic meta:object-count="75"/>
  </office:meta>
</office:document-meta>
</file>